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7" style:family="table">
      <style:table-properties style:width="7.15in" fo:margin-left="-0.1507in" fo:margin-top="0in" fo:margin-bottom="0in" table:align="left"/>
    </style:style>
    <style:style style:name="Table7.A" style:family="table-column">
      <style:table-column-properties style:column-width="1.2604in"/>
    </style:style>
    <style:style style:name="Table7.B" style:family="table-column">
      <style:table-column-properties style:column-width="1.9632in"/>
    </style:style>
    <style:style style:name="Table7.C" style:family="table-column">
      <style:table-column-properties style:column-width="1.9625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3"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15in" fo:margin-left="-0.1507in" fo:margin-top="0in" fo:margin-bottom="0in" table:align="left"/>
    </style:style>
    <style:style style:name="Table8.A" style:family="table-column">
      <style:table-column-properties style:column-width="1.2569in"/>
    </style:style>
    <style:style style:name="Table8.B" style:family="table-column">
      <style:table-column-properties style:column-width="1.9368in"/>
    </style:style>
    <style:style style:name="Table8.D" style:family="table-column">
      <style:table-column-properties style:column-width="2.018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10" style:family="table-row">
      <style:table-row-properties style:min-row-height="0.3028in" fo:keep-together="always"/>
    </style:style>
    <style:style style:name="Table8.A23"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5.134in" fo:margin-left="-0.1507in" fo:margin-top="0in" fo:margin-bottom="0in" table:align="left"/>
    </style:style>
    <style:style style:name="Table9.A" style:family="table-column">
      <style:table-column-properties style:column-width="1.4417in"/>
    </style:style>
    <style:style style:name="Table9.B" style:family="table-column">
      <style:table-column-properties style:column-width="3.691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3"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Body_20_Text_20_2">
      <style:paragraph-properties fo:margin-left="0in" fo:margin-right="0in" fo:text-indent="0in" style:auto-text-indent="false"/>
    </style:style>
    <style:style style:name="P2" style:family="paragraph" style:parent-style-name="Heading_20_1"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text-indent="0in" style:auto-text-indent="false"/>
    </style:style>
    <style:style style:name="P4" style:family="paragraph" style:parent-style-name="Heading_20_4" style:list-style-name="">
      <style:paragraph-properties fo:margin-left="0in" fo:margin-right="0in" fo:orphans="0" fo:widows="0" fo:text-indent="0in" style:auto-text-indent="false">
        <style:tab-stops/>
      </style:paragraph-properties>
    </style:style>
    <style:style style:name="P5" style:family="paragraph" style:parent-style-name="Normal_20__28_Web_29_">
      <style:paragraph-properties fo:margin-left="0in" fo:margin-right="0in" fo:margin-top="0in" fo:margin-bottom="0in" style:contextual-spacing="false" fo:text-indent="0in" style:auto-text-indent="false"/>
    </style:style>
    <style:style style:name="P6" style:family="paragraph" style:parent-style-name="Preformatted">
      <style:paragraph-properties fo:margin-left="0in" fo:margin-right="0in" fo:orphans="0" fo:widows="0" fo:text-indent="0in" style:auto-text-indent="false"/>
    </style:style>
    <style:style style:name="P7" style:family="paragraph" style:parent-style-name="Preformatted">
      <style:paragraph-properties fo:margin-left="0in" fo:margin-right="0in" fo:orphans="2" fo:widows="2" fo:text-indent="0in" style:auto-text-indent="false"/>
    </style:style>
    <style:style style:name="P8" style:family="paragraph" style:parent-style-name="Standard">
      <style:paragraph-properties fo:margin-left="0in" fo:margin-right="0in" fo:text-indent="0in" style:auto-text-indent="false"/>
      <style:text-properties style:font-name="Times New Roman"/>
    </style:style>
    <style:style style:name="P9"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10" style:family="paragraph" style:parent-style-name="Standard">
      <style:paragraph-properties fo:margin-left="0in" fo:margin-right="0in" fo:orphans="0" fo:widows="0" fo:text-indent="0in" style:auto-text-indent="false">
        <style:tab-stops/>
      </style:paragraph-properties>
      <style:text-properties style:font-name="Times New Roman" fo:font-size="10pt" fo:font-weight="bold" style:font-size-asian="10pt" style:font-weight-asian="bold"/>
    </style:style>
    <style:style style:name="P11" style:family="paragraph" style:parent-style-name="Standard">
      <style:paragraph-properties fo:margin-left="0in" fo:margin-right="0in" fo:text-indent="0in" style:auto-text-indent="false"/>
      <style:text-properties style:font-name="Times New Roman" fo:font-size="10pt" style:font-size-asian="10pt"/>
    </style:style>
    <style:style style:name="P12" style:family="paragraph" style:parent-style-name="Standard">
      <style:paragraph-properties fo:margin-left="0in" fo:margin-right="0in" fo:orphans="0" fo:widows="0" fo:text-indent="0in" style:auto-text-indent="false"/>
      <style:text-properties style:font-name="Times New Roman" fo:font-size="10pt" style:font-size-asian="10pt"/>
    </style:style>
    <style:style style:name="P13" style:family="paragraph" style:parent-style-name="Standard">
      <style:paragraph-properties fo:margin-left="0in" fo:margin-right="0in" fo:text-indent="0in" style:auto-text-indent="false"/>
      <style:text-properties style:font-name="Times New Roman" fo:font-size="18pt" style:font-size-asian="18pt"/>
    </style:style>
    <style:style style:name="P14" style:family="paragraph" style:parent-style-name="Standard">
      <style:paragraph-properties fo:margin-left="0in" fo:margin-right="0in" fo:orphans="0" fo:widows="0" fo:text-indent="0in" style:auto-text-indent="false">
        <style:tab-stops/>
      </style:paragraph-properties>
      <style:text-properties style:font-name="Times New Roman" fo:font-size="9.5pt" fo:font-weight="bold" style:font-size-asian="9.5pt" style:font-weight-asian="bold"/>
    </style:style>
    <style:style style:name="P15" style:family="paragraph" style:parent-style-name="Standard">
      <style:paragraph-properties fo:margin-left="0in" fo:margin-right="0in" fo:orphans="0" fo:widows="0" fo:text-indent="0in" style:auto-text-indent="false">
        <style:tab-stops/>
      </style:paragraph-properties>
      <style:text-properties style:font-name="Times New Roman" fo:font-size="9.5pt" style:font-size-asian="9.5pt"/>
    </style:style>
    <style:style style:name="P16" style:family="paragraph" style:parent-style-name="Standard">
      <style:paragraph-properties fo:margin-left="0in" fo:margin-right="0in" fo:orphans="0" fo:widows="0" fo:text-indent="0in" style:auto-text-indent="false"/>
      <style:text-properties style:font-name="Times New Roman" fo:font-size="9.5pt" style:font-size-asian="9.5pt"/>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orphans="0" fo:widows="0" fo:text-indent="0in" style:auto-text-indent="false">
        <style:tab-stops/>
      </style:paragraph-properties>
    </style:style>
    <style:style style:name="P19" style:family="paragraph" style:parent-style-name="Standard">
      <style:paragraph-properties fo:margin-left="0in" fo:margin-right="0in" fo:orphans="0" fo:widows="0" fo:text-indent="0in" style:auto-text-indent="false"/>
    </style:style>
    <style:style style:name="P20" style:family="paragraph" style:parent-style-name="Standard">
      <style:paragraph-properties fo:margin-left="0in" fo:margin-right="0in" fo:orphans="2" fo:widows="2" fo:text-indent="0in" style:auto-text-indent="false"/>
    </style:style>
    <style:style style:name="P21" style:family="paragraph" style:parent-style-name="Standard">
      <style:paragraph-properties fo:margin-left="0in" fo:margin-right="0in" fo:orphans="2" fo:widows="2" fo:text-indent="0in" style:auto-text-indent="false"/>
      <style:text-properties style:use-window-font-color="true" loext:opacity="0%" style:font-name="Times New Roman"/>
    </style:style>
    <style:style style:name="P22" style:family="paragraph" style:parent-style-name="Standard">
      <style:paragraph-properties fo:margin-left="0in" fo:margin-right="0in" fo:text-indent="0in" style:auto-text-indent="false"/>
      <style:text-properties style:use-window-font-color="true" loext:opacity="0%" style:font-name="Times New Roman"/>
    </style:style>
    <style:style style:name="P23" style:family="paragraph" style:parent-style-name="Standard">
      <style:paragraph-properties fo:margin-left="0in" fo:margin-right="0in" fo:text-indent="0in" style:auto-text-indent="false"/>
      <style:text-properties style:use-window-font-color="true" loext:opacity="0%" style:font-name="Times New Roman" fo:font-size="10pt" style:font-size-asian="10pt"/>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orphans="0" fo:widows="0" fo:text-indent="0in" style:auto-text-indent="false"/>
    </style:style>
    <style:style style:name="P26" style:family="paragraph" style:parent-style-name="Text_20_body">
      <style:paragraph-properties fo:margin-left="0in" fo:margin-right="0in"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font-name="Times New Roman" fo:font-size="12pt" fo:font-weight="normal" style:font-size-asian="12pt" style:font-weight-asian="normal"/>
    </style:style>
    <style:style style:name="T8" style:family="text">
      <style:text-properties style:font-name="Times New Roman" style:font-name-asian="Times New Roman1"/>
    </style:style>
    <style:style style:name="T9" style:family="text">
      <style:text-properties style:text-position="super 58%" style:font-name="Times New Roman" fo:font-size="10pt" style:font-size-asian="10pt"/>
    </style:style>
    <style:style style:name="T10" style:family="text">
      <style:text-properties style:use-window-font-color="true" loext:opacity="0%" style:font-name="Times New Roman" fo:font-size="10pt" fo:font-weight="bold" style:font-size-asian="10pt" style:font-weight-asian="bold"/>
    </style:style>
    <style:style style:name="T11" style:family="text">
      <style:text-properties style:use-window-font-color="true" loext:opacity="0%" style:font-name="Times New Roman" fo:font-size="10pt" style:font-size-asian="10pt"/>
    </style:style>
    <style:style style:name="T12" style:family="text">
      <style:text-properties style:use-window-font-color="true" loext:opacity="0%" style:font-name="Times New Roman" fo:font-size="10pt" fo:font-style="italic" style:font-size-asian="10pt" style:font-style-asian="italic"/>
    </style:style>
    <style:style style:name="T13" style:family="text">
      <style:text-properties style:use-window-font-color="true" loext:opacity="0%" style:font-name="Times New Roman"/>
    </style:style>
    <style:style style:name="T14" style:family="text">
      <style:text-properties style:use-window-font-color="true" loext:opacity="0%" style:font-name="Times New Roman" fo:font-size="9.5pt" style:font-size-asian="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his material is Open Game Content, and is licensed for public use under the terms of the Open Game License v1.0a.</text:span></text:p>
      <text:h text:style-name="P3" text:outline-level="2"><text:span text:style-name="T2">MONSTERS (INTRO-A)</text:span></text:h>
      <text:p text:style-name="P8"/>
      <text:h text:style-name="P3" text:outline-level="2"><text:span text:style-name="T2">READING THE ENTRIES</text:span></text:h>
      <text:p text:style-name="P17"><text:span text:style-name="T3">Each monster description is organized in the same general format, as outlined below. </text:span></text:p>
      <text:p text:style-name="P9"/>
      <text:p text:style-name="P17"><text:span text:style-name="T1">STATISTICS BLOCK</text:span></text:p>
      <text:p text:style-name="P17"><text:span text:style-name="T3">This portion of a monster description contains basic game information on the creature.</text:span></text:p>
      <text:h text:style-name="P2" text:outline-level="1"><text:span text:style-name="T6">Name</text:span></text:h>
      <text:p text:style-name="P17"><text:span text:style-name="T3">This is the name by which the creature is generally known. The descriptive text may provide other names.</text:span></text:p>
      <text:h text:style-name="P2" text:outline-level="1"><text:span text:style-name="T6">Size and Type</text:span></text:h>
      <text:p text:style-name="P17"><text:span text:style-name="T3">This line describes the creature’s size. A size modifier applies to the creature’s Armor Class (AC) and attack bonus, as well as to certain skills. A creature’s size also determines how far it can reach to make a melee attack and how much space it occupies in a fight (see Space/Reach, below). </text:span></text:p>
      <text:p text:style-name="P17"><text:span text:style-name="T3">The size and type line continues with the creature’s type. Type determines how magic affects a creature. Type determines certain features, such as Hit Dice size, base attack bonus, base saving throw bonuses, and skill points. </text:span></text:p>
      <text:h text:style-name="P2" text:outline-level="1"><text:span text:style-name="T6">Hit Dice</text:span></text:h>
      <text:p text:style-name="P17"><text:span text:style-name="T3">This line gives the creature’s number and type of Hit Dice, and lists any bonus hit points. A parenthetical note gives the average hit points for a creature of the indicated number of Hit Dice. A creature’s Hit Dice total is also treated as its level for determining how spells affect the creature, its rate of natural healing, and its maximum ranks in a skill.</text:span></text:p>
      <text:h text:style-name="P2" text:outline-level="1"><text:span text:style-name="T6">Initiative</text:span></text:h>
      <text:p text:style-name="P17"><text:span text:style-name="T3">This line gives the creature’s modifier on initiative checks.</text:span></text:p>
      <text:h text:style-name="P2" text:outline-level="1"><text:span text:style-name="T6">Speed</text:span></text:h>
      <text:p text:style-name="P17"><text:span text:style-name="T3">This line gives the creature’s tactical speed on land (the amount of distance it can cover in one move action). If the creature wears armor that reduces its speed, the creature’s base land speed follows.</text:span></text:p>
      <text:p text:style-name="P17"><text:span text:style-name="T3">If the creature has other modes of movement, these are given after (or in place of) the land speed. Unless noted otherwise, modes of movement are natural (not magical).</text:span></text:p>
      <text:h text:style-name="P2" text:outline-level="1"><text:span text:style-name="T6">Armor Class</text:span></text:h>
      <text:p text:style-name="P17"><text:span text:style-name="T3">The Armor Class line gives the creature’s AC for normal combat and includes a parenthetical mention of the modifiers contributing to it (usually size, Dexterity, and natural armor). The creature’s touch and flat-footed ACs follow the combat-ready AC.</text:span></text:p>
      <text:p text:style-name="P17"><text:span text:style-name="T3">A creature’s armor proficiencies (if it has any) depend on its type, but in general a creature is automatically proficient with any kind of armor it is described as wearing (light, medium, or heavy), and with all lighter kinds of armor.</text:span></text:p>
      <text:h text:style-name="P2" text:outline-level="1"><text:span text:style-name="T6">Base Attack/Grapple</text:span></text:h>
      <text:p text:style-name="P17"><text:span text:style-name="T3">The number before the slash on this line is the creature’s base attack bonus (before any modifiers are applied). This number won’t often be used, but it can be handy sometimes, especially if the creature has the Power Attack or Combat Expertise feats.</text:span></text:p>
      <text:p text:style-name="P17"><text:span text:style-name="T3">The number after the slash is the creature’s grapple bonus, which is used when the creature makes a grapple attack or when someone tries to grapple the creature. The grapple bonus includes all modifiers that apply to the creature’s grapple checks (base attack bonus, Strength modifier, special size modifier, and any other applicable modifier, such as a racial bonus on grapple checks).</text:span></text:p>
      <text:h text:style-name="P2" text:outline-level="1"><text:span text:style-name="T6">Attack</text:span></text:h>
      <text:p text:style-name="P17"><text:span text:style-name="T3">This line shows the single attack the creature makes with an attack action. In most cases, this is also the attack the creature uses when making an attack of opportunity as well. The attack line provides the weapon used (natural or manufactured), attack bonus, and form of attack (melee or ranged). The attack bonus given includes modifications for size and Strength (for melee attacks) or Dexterity (for ranged attacks). A creature with the Weapon Finesse feat can use its Dexterity modifier on melee attacks. If the creature uses natural attacks, the natural weapon given here is the creature’s primary natural weapon. If the creature has several different weapons at its disposal, the alternatives are shown, with each different attack separated by the word “or.” A creature can use one of its secondary natural weapons when making an attack action, but if it does it takes an attack penalty, as noted in the Full Attack section below. The damage that each attack deals is noted parenthetically. Damage from an attack is always at least 1 point, even if a subtraction from a die roll reduces the result to 0 or lower.</text:span></text:p>
      <text:h text:style-name="P2" text:outline-level="1"><text:span text:style-name="T6">Full Attack</text:span></text:h>
      <text:p text:style-name="P17"><text:span text:style-name="T3">This line shows all the physical attacks the creature makes when it uses a full-round action to make a full attack. It gives the number of attacks along with the weapon, attack bonus, and form of attack (melee or ranged). The first entry is for the creature’s primary weapon, with an attack bonus including modifications for size and Strength (for melee attacks) or Dexterity (for ranged attacks). A creature with the Weapon Finesse feat can use its Dexterity modifier on melee attacks. The </text:span><text:soft-page-break/><text:span text:style-name="T3">remaining weapons are secondary, and attacks with them are made with a –5 penalty to the attack roll, no matter how many there are. Creatures with the Multiattack feat take only a –2 penalty on secondary attacks. The damage that each attack deals is noted parenthetically. Damage from an attack is always at least 1 point, even if a subtraction from a die roll reduces the result to 0 or lower.</text:span></text:p>
      <text:p text:style-name="P17"><text:span text:style-name="T3">A creature’s primary attack damage includes its full Strength modifier (1-1/2 times its Strength bonus if the attack is with the creature’s sole natural weapon) and is given first. Secondary attacks add only 1/2 the creature’s Strength bonus and are given second in the parentheses. </text:span></text:p>
      <text:p text:style-name="P17"><text:span text:style-name="T3">If any attacks also have some special effect other than damage, that information is given here.</text:span></text:p>
      <text:p text:style-name="P17"><text:span text:style-name="T3">Unless noted otherwise, creatures using natural weapons deal double damage on critical hits.</text:span></text:p>
      <text:p text:style-name="P17"><text:span text:style-name="T4">Manufactured Weapons:</text:span><text:span text:style-name="T3"> Creatures that use swords, bows, spears, and the like follow the same rules as characters do. The bonus for attacks with two-handed weapons is 1-1/2 times the creature’s Strength modifier (if it is a bonus), and is given first. Offhand weapons add only 1/2 the Strength bonus and are given second in the parentheses.</text:span></text:p>
      <text:h text:style-name="P2" text:outline-level="1"><text:span text:style-name="T6">Space/Reach</text:span></text:h>
      <text:p text:style-name="P17"><text:span text:style-name="T3">This line describes how much space the creature takes up on the battle grid and thereby needs to fight effectively, as well as how close it has to be to threaten an opponent. The number before the slash is the creature’s space, or how many feet one side of the creature occupies. The number after the slash is the creature’s natural reach. If the creature has exceptional reach due to a weapon, tentacle, or the like, the extended reach and its source are noted in parentheses at the end of the line.</text:span></text:p>
      <text:h text:style-name="P2" text:outline-level="1"><text:span text:style-name="T6">Special Attacks and Special Qualities</text:span></text:h>
      <text:p text:style-name="P17"><text:span text:style-name="T3">Many creatures have unusual abilities. A monster entry breaks these abilities into special attacks and special qualities. The latter category includes defenses, vulnerabilities, and other special abilities that are not modes of attack. A special ability is either extraordinary (Ex), spell-like (Sp), or supernatural (Su). Additional information (when needed) is provided in the creature’s descriptive text.</text:span></text:p>
      <text:p text:style-name="P17"><text:span text:style-name="T3">When a special ability allows a saving throw, the kind of save and the save DC is noted in the descriptive text. Most saving throws against special abilities have DCs calculated as follows: 10 + 1/2 the attacker’s racial Hit Dice + the relevant ability modifier.</text:span></text:p>
      <text:p text:style-name="P17"><text:span text:style-name="T3">The save DC is given in the creature’s description along with the ability on which the DC is based.</text:span></text:p>
      <text:h text:style-name="P2" text:outline-level="1"><text:span text:style-name="T6">Saves</text:span></text:h>
      <text:p text:style-name="P17"><text:span text:style-name="T3">This line gives the creature’s Fortitude, Reflex, and Will save modifiers.</text:span></text:p>
      <text:h text:style-name="P2" text:outline-level="1"><text:span text:style-name="T6">Abilities</text:span></text:h>
      <text:p text:style-name="P1"><text:span text:style-name="T3">This line lists the creature’s ability scores, in the customary order: Str, Dex, Con, Int, Wis, Cha. Except where noted otherwise, each creature is assumed to have the standard array of ability scores before racial adjustments (all 11s and 10s). To determine any creature’s racial ability adjustments, subtract 10 from any even-numbered ability score and subtract 11 from any odd-numbered score. (Exceptions are noted in the Combat section of a creature’s descriptive text.) </text:span></text:p>
      <text:p text:style-name="P17"><text:span text:style-name="T4">Strength:</text:span><text:span text:style-name="T3"> Quadrupeds can carry heavier loads than bipeds can. Any creature with four or more motive limbs can carry a load as a quadruped, even if it does not necessarily use all the limbs at once.</text:span></text:p>
      <text:p text:style-name="P17"><text:span text:style-name="T4">Intelligence:</text:span><text:span text:style-name="T3"> A creature can speak all the languages mentioned in its description, plus one additional language per point of Intelligence bonus. Any creature with an Intelligence score of 3 or higher understands at least one language (Common, unless noted otherwise).</text:span></text:p>
      <text:p text:style-name="P17"><text:span text:style-name="T4">Nonabilities:</text:span><text:span text:style-name="T3"> Some creatures lack certain ability scores. These creatures do not have an ability score of 0—they lack the ability altogether. The modifier for a nonability is +0. </text:span></text:p>
      <text:h text:style-name="P2" text:outline-level="1"><text:span text:style-name="T6">Skills</text:span></text:h>
      <text:p text:style-name="P24"><text:span text:style-name="T3">This line gives the creature’s skills, along with each skill’s modifier (including adjustments for ability scores, armor check penalties, and any bonuses from feats or racial traits). All listed skills are class skills, unless the creature has a character class (noted in the entry). A creature’s type and Intelligence score determine the number of skill points it has.</text:span></text:p>
      <text:p text:style-name="P17"><text:span text:style-name="T3">The Skills section of the creature’s description recaps racial bonuses and other adjustments to skill modifiers for the sake of clarity; these bonuses should not be added to the listed skill modifiers.</text:span></text:p>
      <text:p text:style-name="P17"><text:span text:style-name="T3">An asterisk (*) beside the relevant score and in the Skills section of the descriptive text indicates a conditional adjustment, one that applies only in certain situations.</text:span></text:p>
      <text:p text:style-name="P17"><text:span text:style-name="T4">Natural Tendencies:</text:span><text:span text:style-name="T3"> Some creatures simply aren’t made for certain types of physical activity. If it seems clear that a particular creature simply is not made for a particular physical activity, that creature takes a –8 penalty on skill checks that defy its natural tendencies.</text:span></text:p>
      <text:p text:style-name="P17"><text:span text:style-name="T3">In extreme circumstances the creature fails the check automatically.</text:span></text:p>
      <text:h text:style-name="P2" text:outline-level="1"><text:span text:style-name="T6">Feats</text:span></text:h>
      <text:p text:style-name="P17"><text:span text:style-name="T3">The line gives the creature’s feats. A monster gains feats just as a character does. Sometimes a creature has one or more bonus feats, marked with a superscript B (</text:span><text:span text:style-name="T9">B</text:span><text:span text:style-name="T3">). Creatures often do not have the prerequisites for a bonus feat. If this is so, the creature can still use the feat. If you wish to customize the creature with new feats, you can reassign its other feats, but not its bonus feats. A creature cannot have a feat that is not a bonus feat unless it has the feat’s prerequisites.</text:span></text:p>
      <text:h text:style-name="P2" text:outline-level="1"><text:soft-page-break/><text:span text:style-name="T6">Environment</text:span></text:h>
      <text:p text:style-name="P17"><text:span text:style-name="T3">This line gives a type of climate and terrain where the creature is typically found. This describes a tendency, but is not exclusionary.</text:span></text:p>
      <text:h text:style-name="P2" text:outline-level="1"><text:span text:style-name="T6">Organization</text:span></text:h>
      <text:p text:style-name="P17"><text:span text:style-name="T3">This line describes the kinds of groups the creature might form. A range of numbers in parentheses indicates how many combat-ready adults are in each type of group. Many groups also have a number of noncombatants, expressed as a percentage of the fighting population. Noncombatants can include young, the infirm, slaves, or other individuals who are not inclined to fight. If the organization line contains the term “domesticated,” the creature is generally found only in the company of other creatures, whom it serves in some capacity.</text:span></text:p>
      <text:h text:style-name="P2" text:outline-level="1"><text:span text:style-name="T6">Challenge Rating</text:span></text:h>
      <text:p text:style-name="P17"><text:span text:style-name="T3">This shows the average level of a party of adventurers for which one creature would make an encounter of moderate difficulty.</text:span></text:p>
      <text:h text:style-name="P2" text:outline-level="1"><text:span text:style-name="T6">Treasure</text:span></text:h>
      <text:p text:style-name="P17"><text:span text:style-name="T3">This line reflects how much wealth the creature owns</text:span><text:span text:style-name="T5">. </text:span><text:span text:style-name="T3">In most cases, a creature keeps valuables in its home or lair and has no treasure with it when it travels. Intelligent creatures that own useful, portable treasure (such as magic items) tend to carry and use these, leaving bulky items at home.</text:span></text:p>
      <text:h text:style-name="P2" text:outline-level="1"><text:span text:style-name="T6">Alignment</text:span></text:h>
      <text:p text:style-name="P17"><text:span text:style-name="T3">This line gives the alignment that the creature is most likely to have. Every entry includes a qualifier that indicates how broadly that alignment applies to the species as a whole.</text:span></text:p>
      <text:h text:style-name="P2" text:outline-level="1"><text:span text:style-name="T6">Advancement</text:span></text:h>
      <text:p text:style-name="P17"><text:span text:style-name="T3">The monster entry usually describes only the most commonly encountered version of a creature. The advancement line shows how tough a creature can get, in terms of extra Hit Dice. (This is not an absolute limit, but exceptions are extremely rare.) Often, intelligent creatures advance by gaining a level in a character class instead of just gaining a new Hit Die.</text:span></text:p>
      <text:h text:style-name="P2" text:outline-level="1"><text:span text:style-name="T6">Level Adjustment</text:span></text:h>
      <text:p text:style-name="P17"><text:span text:style-name="T3">This line is included in the entries of creatures suitable for use as player characters or as cohorts (usually creatures with Intelligence scores of at least 3 and possessing opposable thumbs). Add this number to the creature’s total Hit Dice, including class levels, to get the creature’s effective character level (ECL). A character’s ECL affects the experience the character earns, the amount of experience the character must have before gaining a new level, and the character’s starting equipment.</text:span></text:p>
      <text:p text:style-name="P13"/>
      <text:p text:style-name="P17"><text:span text:style-name="T2">ANIMATED OBJECT</text:span></text:p>
      <table:table table:name="Table7" table:style-name="Table7">
        <table:table-column table:style-name="Table7.A"/>
        <table:table-column table:style-name="Table7.B"/>
        <table:table-column table:style-name="Table7.C"/>
        <table:table-column table:style-name="Table7.B"/>
        <table:table-row table:style-name="Table7.1">
          <table:table-cell table:style-name="Table7.A1" office:value-type="string">
            <text:p text:style-name="P14"/>
          </table:table-cell>
          <table:table-cell table:style-name="Table7.A1" office:value-type="string">
            <text:p text:style-name="P18"><text:span text:style-name="T4">Animated Object, Tiny</text:span></text:p>
          </table:table-cell>
          <table:table-cell table:style-name="Table7.A1" office:value-type="string">
            <text:p text:style-name="P18"><text:span text:style-name="T4">Animated Object, Small</text:span></text:p>
          </table:table-cell>
          <table:table-cell table:style-name="Table7.A1" office:value-type="string">
            <text:p text:style-name="P18"><text:span text:style-name="T4">Animated Object, Medium</text:span></text:p>
          </table:table-cell>
        </table:table-row>
        <table:table-row table:style-name="Table7.1">
          <table:table-cell table:style-name="Table7.A2" office:value-type="string">
            <text:p text:style-name="P18"><text:span text:style-name="T4"><text:s/></text:span></text:p>
          </table:table-cell>
          <table:table-cell table:style-name="Table7.A2" office:value-type="string">
            <text:p text:style-name="P18"><text:span text:style-name="T3">Tiny Construct</text:span></text:p>
          </table:table-cell>
          <table:table-cell table:style-name="Table7.A2" office:value-type="string">
            <text:p text:style-name="P18"><text:span text:style-name="T3">Small Construct</text:span></text:p>
          </table:table-cell>
          <table:table-cell table:style-name="Table7.A2" office:value-type="string">
            <text:p text:style-name="P18"><text:span text:style-name="T3">Medium Construct</text:span></text:p>
          </table:table-cell>
        </table:table-row>
        <table:table-row table:style-name="Table7.1">
          <table:table-cell table:style-name="Table7.A2" office:value-type="string">
            <text:p text:style-name="P19"><text:span text:style-name="T4">Hit Dice:</text:span></text:p>
          </table:table-cell>
          <table:table-cell table:style-name="Table7.A2" office:value-type="string">
            <text:p text:style-name="P19"><text:span text:style-name="T3">1/2 d10 (2 hp)</text:span></text:p>
          </table:table-cell>
          <table:table-cell table:style-name="Table7.A2" office:value-type="string">
            <text:p text:style-name="P19"><text:span text:style-name="T3">1d10+10 (15 hp)</text:span></text:p>
          </table:table-cell>
          <table:table-cell table:style-name="Table7.A2" office:value-type="string">
            <text:p text:style-name="P19"><text:span text:style-name="T3">2d10+20 (31 hp)</text:span></text:p>
          </table:table-cell>
        </table:table-row>
        <table:table-row table:style-name="Table7.1">
          <table:table-cell table:style-name="Table7.A2" office:value-type="string">
            <text:p text:style-name="P19"><text:span text:style-name="T4">Initiative:</text:span></text:p>
          </table:table-cell>
          <table:table-cell table:style-name="Table7.A2" office:value-type="string">
            <text:p text:style-name="P19"><text:span text:style-name="T3">+2</text:span></text:p>
          </table:table-cell>
          <table:table-cell table:style-name="Table7.A2" office:value-type="string">
            <text:p text:style-name="P19"><text:span text:style-name="T3">+1</text:span></text:p>
          </table:table-cell>
          <table:table-cell table:style-name="Table7.A2" office:value-type="string">
            <text:p text:style-name="P19"><text:span text:style-name="T3">+0</text:span></text:p>
          </table:table-cell>
        </table:table-row>
        <table:table-row table:style-name="Table7.1">
          <table:table-cell table:style-name="Table7.A2" office:value-type="string">
            <text:p text:style-name="P19"><text:span text:style-name="T4">Speed:</text:span></text:p>
          </table:table-cell>
          <table:table-cell table:style-name="Table7.A2" office:value-type="string">
            <text:p text:style-name="P19"><text:span text:style-name="T3">40 ft. (8 squares); 50 ft. legs, 60 ft. multiple legs; 80 ft. wheels</text:span></text:p>
          </table:table-cell>
          <table:table-cell table:style-name="Table7.A2" office:value-type="string">
            <text:p text:style-name="P19"><text:span text:style-name="T3">30 ft. (6 squares); 40 ft. legs, 50 ft. multiple legs, 70 ft. wheels</text:span></text:p>
          </table:table-cell>
          <table:table-cell table:style-name="Table7.A2" office:value-type="string">
            <text:p text:style-name="P19"><text:span text:style-name="T3">30 ft. (6 squares); 40 ft. legs, 50 ft. multiple legs, 70 ft. wheels</text:span></text:p>
          </table:table-cell>
        </table:table-row>
        <table:table-row table:style-name="Table7.1">
          <table:table-cell table:style-name="Table7.A2" office:value-type="string">
            <text:p text:style-name="P19"><text:span text:style-name="T4">Armor Class:</text:span></text:p>
          </table:table-cell>
          <table:table-cell table:style-name="Table7.A2" office:value-type="string">
            <text:p text:style-name="P19"><text:span text:style-name="T3">14 (+2 size, +2 Dex), touch 14, flat-footed 12</text:span></text:p>
          </table:table-cell>
          <table:table-cell table:style-name="Table7.A2" office:value-type="string">
            <text:p text:style-name="P19"><text:span text:style-name="T3">14 (+1 size, +1 Dex, +2 natural), touch 12, flat-footed 13</text:span></text:p>
          </table:table-cell>
          <table:table-cell table:style-name="Table7.A2" office:value-type="string">
            <text:p text:style-name="P19"><text:span text:style-name="T3">14 (+4 natural), touch 10, flat-footed 14</text:span></text:p>
          </table:table-cell>
        </table:table-row>
        <table:table-row table:style-name="Table7.1">
          <table:table-cell table:style-name="Table7.A2" office:value-type="string">
            <text:p text:style-name="P19"><text:span text:style-name="T4">Base Attack/Grapple:</text:span></text:p>
          </table:table-cell>
          <table:table-cell table:style-name="Table7.A2" office:value-type="string">
            <text:p text:style-name="P19"><text:span text:style-name="T3">+0/–9</text:span></text:p>
          </table:table-cell>
          <table:table-cell table:style-name="Table7.A2" office:value-type="string">
            <text:p text:style-name="P19"><text:span text:style-name="T3">+0/–4</text:span></text:p>
          </table:table-cell>
          <table:table-cell table:style-name="Table7.A2" office:value-type="string">
            <text:p text:style-name="P19"><text:span text:style-name="T3">+1/+2</text:span></text:p>
          </table:table-cell>
        </table:table-row>
        <table:table-row table:style-name="Table7.1">
          <table:table-cell table:style-name="Table7.A2" office:value-type="string">
            <text:p text:style-name="P19"><text:span text:style-name="T4">Attack:</text:span></text:p>
          </table:table-cell>
          <table:table-cell table:style-name="Table7.A2" office:value-type="string">
            <text:p text:style-name="P19"><text:span text:style-name="T3">Slam +1 melee (1d3–1)</text:span></text:p>
          </table:table-cell>
          <table:table-cell table:style-name="Table7.A2" office:value-type="string">
            <text:p text:style-name="P19"><text:span text:style-name="T3">Slam +1 melee (1d4)</text:span></text:p>
          </table:table-cell>
          <table:table-cell table:style-name="Table7.A2" office:value-type="string">
            <text:p text:style-name="P19"><text:span text:style-name="T3">Slam +2 melee (1d6+1)</text:span></text:p>
          </table:table-cell>
        </table:table-row>
        <table:table-row table:style-name="Table7.1">
          <table:table-cell table:style-name="Table7.A2" office:value-type="string">
            <text:p text:style-name="P19"><text:span text:style-name="T4">Full Attack:</text:span></text:p>
          </table:table-cell>
          <table:table-cell table:style-name="Table7.A2" office:value-type="string">
            <text:p text:style-name="P19"><text:span text:style-name="T3">Slam +1 melee (1d3–1)</text:span></text:p>
          </table:table-cell>
          <table:table-cell table:style-name="Table7.A2" office:value-type="string">
            <text:p text:style-name="P19"><text:span text:style-name="T3">Slam +1 melee (1d4)</text:span></text:p>
          </table:table-cell>
          <table:table-cell table:style-name="Table7.A2" office:value-type="string">
            <text:p text:style-name="P19"><text:span text:style-name="T3">Slam +2 melee (1d6+1)</text:span></text:p>
          </table:table-cell>
        </table:table-row>
        <table:table-row table:style-name="Table7.1">
          <table:table-cell table:style-name="Table7.A2" office:value-type="string">
            <text:p text:style-name="P19"><text:span text:style-name="T4">Space/Reach:</text:span></text:p>
          </table:table-cell>
          <table:table-cell table:style-name="Table7.A2" office:value-type="string">
            <text:p text:style-name="P19"><text:span text:style-name="T3">2-1/2 ft./0 ft.</text:span></text:p>
          </table:table-cell>
          <table:table-cell table:style-name="Table7.A2" office:value-type="string">
            <text:p text:style-name="P19"><text:span text:style-name="T3">5 ft./5 ft.</text:span></text:p>
          </table:table-cell>
          <table:table-cell table:style-name="Table7.A2" office:value-type="string">
            <text:p text:style-name="P19"><text:span text:style-name="T3">5 ft./5 ft.</text:span></text:p>
          </table:table-cell>
        </table:table-row>
        <table:table-row table:style-name="Table7.1">
          <table:table-cell table:style-name="Table7.A2" office:value-type="string">
            <text:p text:style-name="P19"><text:span text:style-name="T4">Special Attacks:</text:span></text:p>
          </table:table-cell>
          <table:table-cell table:style-name="Table7.A2" office:value-type="string">
            <text:p text:style-name="P19"><text:span text:style-name="T3">See text</text:span></text:p>
          </table:table-cell>
          <table:table-cell table:style-name="Table7.A2" office:value-type="string">
            <text:p text:style-name="P19"><text:span text:style-name="T3">See text</text:span></text:p>
          </table:table-cell>
          <table:table-cell table:style-name="Table7.A2" office:value-type="string">
            <text:p text:style-name="P19"><text:span text:style-name="T3">See text</text:span></text:p>
          </table:table-cell>
        </table:table-row>
        <table:table-row table:style-name="Table7.1">
          <table:table-cell table:style-name="Table7.A2" office:value-type="string">
            <text:p text:style-name="P19"><text:span text:style-name="T4">Special Qualities:</text:span></text:p>
          </table:table-cell>
          <table:table-cell table:style-name="Table7.A2" office:value-type="string">
            <text:p text:style-name="P19"><text:span text:style-name="T3">Construct traits, darkvision 60 ft., low-light vision; also see text</text:span></text:p>
          </table:table-cell>
          <table:table-cell table:style-name="Table7.A2" office:value-type="string">
            <text:p text:style-name="P19"><text:span text:style-name="T3">Construct traits, darkvision 60 ft., low-light vision; also see text</text:span></text:p>
          </table:table-cell>
          <table:table-cell table:style-name="Table7.A2" office:value-type="string">
            <text:p text:style-name="P19"><text:span text:style-name="T3">Construct traits, darkvision 60 ft., low-light vision; also see text</text:span></text:p>
          </table:table-cell>
        </table:table-row>
        <table:table-row table:style-name="Table7.1">
          <table:table-cell table:style-name="Table7.A2" office:value-type="string">
            <text:p text:style-name="P19"><text:span text:style-name="T4">Saves:</text:span></text:p>
          </table:table-cell>
          <table:table-cell table:style-name="Table7.A2" office:value-type="string">
            <text:p text:style-name="P19"><text:span text:style-name="T3">Fort +0, Ref +2, Will –5</text:span></text:p>
          </table:table-cell>
          <table:table-cell table:style-name="Table7.A2" office:value-type="string">
            <text:p text:style-name="P19"><text:span text:style-name="T3">Fort +0, Ref +1, Will –5</text:span></text:p>
          </table:table-cell>
          <table:table-cell table:style-name="Table7.A2" office:value-type="string">
            <text:p text:style-name="P19"><text:span text:style-name="T3">Fort +0, Ref +0, Will –5</text:span></text:p>
          </table:table-cell>
        </table:table-row>
        <table:table-row table:style-name="Table7.1">
          <table:table-cell table:style-name="Table7.A2" office:value-type="string">
            <text:p text:style-name="P19"><text:span text:style-name="T4">Abilities:</text:span></text:p>
          </table:table-cell>
          <table:table-cell table:style-name="Table7.A2" office:value-type="string">
            <text:p text:style-name="P19"><text:span text:style-name="T3">Str 8, Dex 14, Con —, Int —, Wis 1, Cha 1</text:span></text:p>
          </table:table-cell>
          <table:table-cell table:style-name="Table7.A2" office:value-type="string">
            <text:p text:style-name="P19"><text:span text:style-name="T3">Str 10, Dex 12, Con —, Int —, Wis 1, Cha 1</text:span></text:p>
          </table:table-cell>
          <table:table-cell table:style-name="Table7.A2" office:value-type="string">
            <text:p text:style-name="P19"><text:span text:style-name="T3">Str 12, Dex 10, Con —, Int —, Wis 1, Cha 1</text:span></text:p>
          </table:table-cell>
        </table:table-row>
        <table:table-row table:style-name="Table7.1">
          <table:table-cell table:style-name="Table7.A2" office:value-type="string">
            <text:p text:style-name="P19"><text:span text:style-name="T4">Skills:</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row>
        <table:table-row table:style-name="Table7.1">
          <table:table-cell table:style-name="Table7.A2" office:value-type="string">
            <text:p text:style-name="P19"><text:span text:style-name="T4">Feats:</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row>
        <table:table-row table:style-name="Table7.1">
          <table:table-cell table:style-name="Table7.A2" office:value-type="string">
            <text:p text:style-name="P19"><text:span text:style-name="T4">Environment:</text:span></text:p>
          </table:table-cell>
          <table:table-cell table:style-name="Table7.A2" office:value-type="string">
            <text:p text:style-name="P19"><text:span text:style-name="T3">Any</text:span></text:p>
          </table:table-cell>
          <table:table-cell table:style-name="Table7.A2" office:value-type="string">
            <text:p text:style-name="P19"><text:span text:style-name="T3">Any</text:span></text:p>
          </table:table-cell>
          <table:table-cell table:style-name="Table7.A2" office:value-type="string">
            <text:p text:style-name="P19"><text:span text:style-name="T3">Any</text:span></text:p>
          </table:table-cell>
        </table:table-row>
        <table:table-row table:style-name="Table7.1">
          <table:table-cell table:style-name="Table7.A2" office:value-type="string">
            <text:p text:style-name="P19"><text:span text:style-name="T4">Organization:</text:span></text:p>
          </table:table-cell>
          <table:table-cell table:style-name="Table7.A2" office:value-type="string">
            <text:p text:style-name="P19"><text:span text:style-name="T3">Group (4)</text:span></text:p>
          </table:table-cell>
          <table:table-cell table:style-name="Table7.A2" office:value-type="string">
            <text:p text:style-name="P19"><text:span text:style-name="T3">Pair</text:span></text:p>
          </table:table-cell>
          <table:table-cell table:style-name="Table7.A2" office:value-type="string">
            <text:p text:style-name="P19"><text:span text:style-name="T3">Solitary</text:span></text:p>
          </table:table-cell>
        </table:table-row>
        <table:table-row table:style-name="Table7.1">
          <table:table-cell table:style-name="Table7.A2" office:value-type="string">
            <text:p text:style-name="P19"><text:span text:style-name="T4">Challenge Rating:</text:span></text:p>
          </table:table-cell>
          <table:table-cell table:style-name="Table7.A2" office:value-type="string">
            <text:p text:style-name="P19"><text:span text:style-name="T3">1/2</text:span></text:p>
          </table:table-cell>
          <table:table-cell table:style-name="Table7.A2" office:value-type="string">
            <text:p text:style-name="P19"><text:span text:style-name="T3">1</text:span></text:p>
          </table:table-cell>
          <table:table-cell table:style-name="Table7.A2" office:value-type="string">
            <text:p text:style-name="P19"><text:span text:style-name="T3">2</text:span></text:p>
          </table:table-cell>
        </table:table-row>
        <text:soft-page-break/>
        <table:table-row table:style-name="Table7.1">
          <table:table-cell table:style-name="Table7.A2" office:value-type="string">
            <text:p text:style-name="P19"><text:span text:style-name="T4">Treasure:</text:span></text:p>
          </table:table-cell>
          <table:table-cell table:style-name="Table7.A2" office:value-type="string">
            <text:p text:style-name="P19"><text:span text:style-name="T3">None</text:span></text:p>
          </table:table-cell>
          <table:table-cell table:style-name="Table7.A2" office:value-type="string">
            <text:p text:style-name="P19"><text:span text:style-name="T3">None</text:span></text:p>
          </table:table-cell>
          <table:table-cell table:style-name="Table7.A2" office:value-type="string">
            <text:p text:style-name="P19"><text:span text:style-name="T3">None</text:span></text:p>
          </table:table-cell>
        </table:table-row>
        <table:table-row table:style-name="Table7.1">
          <table:table-cell table:style-name="Table7.A2" office:value-type="string">
            <text:p text:style-name="P19"><text:span text:style-name="T4">Alignment:</text:span></text:p>
          </table:table-cell>
          <table:table-cell table:style-name="Table7.A2" office:value-type="string">
            <text:p text:style-name="P19"><text:span text:style-name="T3">Always neutral</text:span></text:p>
          </table:table-cell>
          <table:table-cell table:style-name="Table7.A2" office:value-type="string">
            <text:p text:style-name="P19"><text:span text:style-name="T3">Always neutral</text:span></text:p>
          </table:table-cell>
          <table:table-cell table:style-name="Table7.A2" office:value-type="string">
            <text:p text:style-name="P19"><text:span text:style-name="T3">Always neutral</text:span></text:p>
          </table:table-cell>
        </table:table-row>
        <table:table-row table:style-name="Table7.1">
          <table:table-cell table:style-name="Table7.A2" office:value-type="string">
            <text:p text:style-name="P19"><text:span text:style-name="T4">Advancement:</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cell table:style-name="Table7.A2" office:value-type="string">
            <text:p text:style-name="P19"><text:span text:style-name="T3">—</text:span></text:p>
          </table:table-cell>
        </table:table-row>
        <table:table-row table:style-name="Table7.1">
          <table:table-cell table:style-name="Table7.A23" office:value-type="string">
            <text:p text:style-name="P18"><text:span text:style-name="T4">Level Adjustment:</text:span></text:p>
          </table:table-cell>
          <table:table-cell table:style-name="Table7.A23" office:value-type="string">
            <text:p text:style-name="P18"><text:span text:style-name="T3">—</text:span></text:p>
          </table:table-cell>
          <table:table-cell table:style-name="Table7.A23" office:value-type="string">
            <text:p text:style-name="P18"><text:span text:style-name="T3">—</text:span></text:p>
          </table:table-cell>
          <table:table-cell table:style-name="Table7.A23" office:value-type="string">
            <text:p text:style-name="P18"><text:span text:style-name="T3">—</text:span></text:p>
          </table:table-cell>
        </table:table-row>
      </table:table>
      <text:p text:style-name="P12"/>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18"><text:span text:style-name="T4"><text:s/></text:span></text:p>
          </table:table-cell>
          <table:table-cell table:style-name="Table8.A1" office:value-type="string">
            <text:p text:style-name="P18"><text:span text:style-name="T4">Animated Object, Large</text:span></text:p>
          </table:table-cell>
          <table:table-cell table:style-name="Table8.A1" office:value-type="string">
            <text:p text:style-name="P18"><text:span text:style-name="T4">Animated Object, Huge</text:span></text:p>
          </table:table-cell>
          <table:table-cell table:style-name="Table8.A1" office:value-type="string">
            <text:p text:style-name="P18"><text:span text:style-name="T4">Animated Object, Gargantuan</text:span></text:p>
          </table:table-cell>
        </table:table-row>
        <table:table-row table:style-name="Table8.1">
          <table:table-cell table:style-name="Table8.A2" office:value-type="string">
            <text:p text:style-name="P18"><text:span text:style-name="T4"><text:s/></text:span></text:p>
          </table:table-cell>
          <table:table-cell table:style-name="Table8.A2" office:value-type="string">
            <text:p text:style-name="P18"><text:span text:style-name="T3">Large Construct</text:span></text:p>
          </table:table-cell>
          <table:table-cell table:style-name="Table8.A2" office:value-type="string">
            <text:p text:style-name="P18"><text:span text:style-name="T3">Huge Construct</text:span></text:p>
          </table:table-cell>
          <table:table-cell table:style-name="Table8.A2" office:value-type="string">
            <text:p text:style-name="P18"><text:span text:style-name="T3">Gargantuan Construct</text:span></text:p>
          </table:table-cell>
        </table:table-row>
        <table:table-row table:style-name="Table8.1">
          <table:table-cell table:style-name="Table8.A2" office:value-type="string">
            <text:p text:style-name="P19"><text:span text:style-name="T4">Hit Dice:</text:span></text:p>
          </table:table-cell>
          <table:table-cell table:style-name="Table8.A2" office:value-type="string">
            <text:p text:style-name="P19"><text:span text:style-name="T3">4d10+30 (52 hp)</text:span></text:p>
          </table:table-cell>
          <table:table-cell table:style-name="Table8.A2" office:value-type="string">
            <text:p text:style-name="P19"><text:span text:style-name="T3">8d10+40 (84 hp)</text:span></text:p>
          </table:table-cell>
          <table:table-cell table:style-name="Table8.A2" office:value-type="string">
            <text:p text:style-name="P19"><text:span text:style-name="T3">16d10+60 (148 hp)</text:span></text:p>
          </table:table-cell>
        </table:table-row>
        <table:table-row table:style-name="Table8.1">
          <table:table-cell table:style-name="Table8.A2" office:value-type="string">
            <text:p text:style-name="P19"><text:span text:style-name="T4">Initiative:</text:span></text:p>
          </table:table-cell>
          <table:table-cell table:style-name="Table8.A2" office:value-type="string">
            <text:p text:style-name="P19"><text:span text:style-name="T3">+0</text:span></text:p>
          </table:table-cell>
          <table:table-cell table:style-name="Table8.A2" office:value-type="string">
            <text:p text:style-name="P19"><text:span text:style-name="T3">–1</text:span></text:p>
          </table:table-cell>
          <table:table-cell table:style-name="Table8.A2" office:value-type="string">
            <text:p text:style-name="P19"><text:span text:style-name="T3">–2</text:span></text:p>
          </table:table-cell>
        </table:table-row>
        <table:table-row table:style-name="Table8.1">
          <table:table-cell table:style-name="Table8.A2" office:value-type="string">
            <text:p text:style-name="P19"><text:span text:style-name="T4">Speed:</text:span></text:p>
          </table:table-cell>
          <table:table-cell table:style-name="Table8.A2" office:value-type="string">
            <text:p text:style-name="P19"><text:span text:style-name="T3">20 ft. (4 squares); 30 ft. legs, 40 ft. multiple legs, 60 ft. wheels</text:span></text:p>
          </table:table-cell>
          <table:table-cell table:style-name="Table8.A2" office:value-type="string">
            <text:p text:style-name="P19"><text:span text:style-name="T3">20 ft. (4 squares); 30 ft. legs, 40 ft. multiple legs, 60 ft. wheels</text:span></text:p>
          </table:table-cell>
          <table:table-cell table:style-name="Table8.A2" office:value-type="string">
            <text:p text:style-name="P19"><text:span text:style-name="T3">10 ft. (2 squares); 20 ft. legs, 30 ft. multiple legs, 50 ft. wheels</text:span></text:p>
          </table:table-cell>
        </table:table-row>
        <table:table-row table:style-name="Table8.1">
          <table:table-cell table:style-name="Table8.A2" office:value-type="string">
            <text:p text:style-name="P19"><text:span text:style-name="T4">Armor Class:</text:span></text:p>
          </table:table-cell>
          <table:table-cell table:style-name="Table8.A2" office:value-type="string">
            <text:p text:style-name="P19"><text:span text:style-name="T3">14 (–1 size, +5 natural), touch 9, flat-footed 14</text:span></text:p>
          </table:table-cell>
          <table:table-cell table:style-name="Table8.A2" office:value-type="string">
            <text:p text:style-name="P19"><text:span text:style-name="T3">13 (–2 size, –1 Dex, +6 natural), touch 7, flat-footed 13</text:span></text:p>
          </table:table-cell>
          <table:table-cell table:style-name="Table8.A2" office:value-type="string">
            <text:p text:style-name="P19"><text:span text:style-name="T3">12 (–4 size, –2 Dex, +8 natural), touch 4, flat-footed 12</text:span></text:p>
          </table:table-cell>
        </table:table-row>
        <table:table-row table:style-name="Table8.1">
          <table:table-cell table:style-name="Table8.A2" office:value-type="string">
            <text:p text:style-name="P19"><text:span text:style-name="T4">Base Attack/Grapple:</text:span></text:p>
          </table:table-cell>
          <table:table-cell table:style-name="Table8.A2" office:value-type="string">
            <text:p text:style-name="P19"><text:span text:style-name="T3">+3/+10</text:span></text:p>
          </table:table-cell>
          <table:table-cell table:style-name="Table8.A2" office:value-type="string">
            <text:p text:style-name="P19"><text:span text:style-name="T3">+6/+19</text:span></text:p>
          </table:table-cell>
          <table:table-cell table:style-name="Table8.A2" office:value-type="string">
            <text:p text:style-name="P19"><text:span text:style-name="T3">+12/+31</text:span></text:p>
          </table:table-cell>
        </table:table-row>
        <table:table-row table:style-name="Table8.1">
          <table:table-cell table:style-name="Table8.A2" office:value-type="string">
            <text:p text:style-name="P19"><text:span text:style-name="T4">Attack:</text:span></text:p>
          </table:table-cell>
          <table:table-cell table:style-name="Table8.A2" office:value-type="string">
            <text:p text:style-name="P19"><text:span text:style-name="T3">Slam +5 melee (1d8+4)</text:span></text:p>
          </table:table-cell>
          <table:table-cell table:style-name="Table8.A2" office:value-type="string">
            <text:p text:style-name="P19"><text:span text:style-name="T3">Slam +9 melee (2d6+7)</text:span></text:p>
          </table:table-cell>
          <table:table-cell table:style-name="Table8.A2" office:value-type="string">
            <text:p text:style-name="P19"><text:span text:style-name="T3">Slam +15 melee (2d8+10)</text:span></text:p>
          </table:table-cell>
        </table:table-row>
        <table:table-row table:style-name="Table8.1">
          <table:table-cell table:style-name="Table8.A2" office:value-type="string">
            <text:p text:style-name="P19"><text:span text:style-name="T4">Full Attack:</text:span></text:p>
          </table:table-cell>
          <table:table-cell table:style-name="Table8.A2" office:value-type="string">
            <text:p text:style-name="P19"><text:span text:style-name="T3">Slam +5 melee (1d8+4)</text:span></text:p>
          </table:table-cell>
          <table:table-cell table:style-name="Table8.A2" office:value-type="string">
            <text:p text:style-name="P19"><text:span text:style-name="T3">Slam +9 melee (2d6+7)</text:span></text:p>
          </table:table-cell>
          <table:table-cell table:style-name="Table8.A2" office:value-type="string">
            <text:p text:style-name="P19"><text:span text:style-name="T3">Slam +15 melee (2d8+10)</text:span></text:p>
          </table:table-cell>
        </table:table-row>
        <table:table-row table:style-name="Table8.10">
          <table:table-cell table:style-name="Table8.A2" office:value-type="string">
            <text:p text:style-name="P18"><text:span text:style-name="T4">Space/Reach: </text:span></text:p>
          </table:table-cell>
          <table:table-cell table:style-name="Table8.A2" office:value-type="string">
            <text:p text:style-name="P18"><text:span text:style-name="T3">10 ft./5 ft. (long)</text:span></text:p>
            <text:p text:style-name="P18"><text:span text:style-name="T3">10 ft./10 ft. (tall)</text:span></text:p>
          </table:table-cell>
          <table:table-cell table:style-name="Table8.A2" office:value-type="string">
            <text:p text:style-name="P18"><text:span text:style-name="T3">15 ft./10 ft. (long)</text:span></text:p>
            <text:p text:style-name="P18"><text:span text:style-name="T3">15 ft./15 ft. (tall)</text:span></text:p>
          </table:table-cell>
          <table:table-cell table:style-name="Table8.A2" office:value-type="string">
            <text:p text:style-name="P18"><text:span text:style-name="T3">20 ft./15 ft. (long)</text:span></text:p>
            <text:p text:style-name="P18"><text:span text:style-name="T3">20 ft./20 ft. (tall)</text:span></text:p>
          </table:table-cell>
        </table:table-row>
        <table:table-row table:style-name="Table8.1">
          <table:table-cell table:style-name="Table8.A2" office:value-type="string">
            <text:p text:style-name="P18"><text:span text:style-name="T4">Special Attacks:</text:span></text:p>
          </table:table-cell>
          <table:table-cell table:style-name="Table8.A2" office:value-type="string">
            <text:p text:style-name="P18"><text:span text:style-name="T3">See text</text:span></text:p>
          </table:table-cell>
          <table:table-cell table:style-name="Table8.A2" office:value-type="string">
            <text:p text:style-name="P18"><text:span text:style-name="T3">See text</text:span></text:p>
          </table:table-cell>
          <table:table-cell table:style-name="Table8.A2" office:value-type="string">
            <text:p text:style-name="P18"><text:span text:style-name="T3">See text</text:span></text:p>
          </table:table-cell>
        </table:table-row>
        <table:table-row table:style-name="Table8.1">
          <table:table-cell table:style-name="Table8.A2" office:value-type="string">
            <text:p text:style-name="P19"><text:span text:style-name="T4">Special Qualities:</text:span></text:p>
          </table:table-cell>
          <table:table-cell table:style-name="Table8.A2" office:value-type="string">
            <text:p text:style-name="P19"><text:span text:style-name="T3">Construct traits, darkvision 60 ft., low-light vision; also see text</text:span></text:p>
          </table:table-cell>
          <table:table-cell table:style-name="Table8.A2" office:value-type="string">
            <text:p text:style-name="P19"><text:span text:style-name="T3">Construct traits, darkvision 60 ft., low-light vision; also see text</text:span></text:p>
          </table:table-cell>
          <table:table-cell table:style-name="Table8.A2" office:value-type="string">
            <text:p text:style-name="P19"><text:span text:style-name="T3">Construct traits, darkvision 60 ft., low-light vision; also see text</text:span></text:p>
          </table:table-cell>
        </table:table-row>
        <table:table-row table:style-name="Table8.1">
          <table:table-cell table:style-name="Table8.A2" office:value-type="string">
            <text:p text:style-name="P19"><text:span text:style-name="T3">Saves:</text:span></text:p>
          </table:table-cell>
          <table:table-cell table:style-name="Table8.A2" office:value-type="string">
            <text:p text:style-name="P19"><text:span text:style-name="T3">Fort +1, Ref +1, Will –4</text:span></text:p>
          </table:table-cell>
          <table:table-cell table:style-name="Table8.A2" office:value-type="string">
            <text:p text:style-name="P19"><text:span text:style-name="T3">Fort +2, Ref +1, Will –3</text:span></text:p>
          </table:table-cell>
          <table:table-cell table:style-name="Table8.A2" office:value-type="string">
            <text:p text:style-name="P19"><text:span text:style-name="T3">Fort +5, Ref +3, Will +0</text:span></text:p>
          </table:table-cell>
        </table:table-row>
        <table:table-row table:style-name="Table8.1">
          <table:table-cell table:style-name="Table8.A2" office:value-type="string">
            <text:p text:style-name="P19"><text:span text:style-name="T3">Abilities: </text:span></text:p>
          </table:table-cell>
          <table:table-cell table:style-name="Table8.A2" office:value-type="string">
            <text:p text:style-name="P19"><text:span text:style-name="T3">Str 16, Dex 10, Con —, Int —, Wis 1, Cha 1</text:span></text:p>
          </table:table-cell>
          <table:table-cell table:style-name="Table8.A2" office:value-type="string">
            <text:p text:style-name="P19"><text:span text:style-name="T3">Str 20, Dex 8, Con —, Int —, Wis 1, Cha 1</text:span></text:p>
          </table:table-cell>
          <table:table-cell table:style-name="Table8.A2" office:value-type="string">
            <text:p text:style-name="P19"><text:span text:style-name="T3">Str 24, Dex 6, Con —, Int —, Wis 1, Cha 1</text:span></text:p>
          </table:table-cell>
        </table:table-row>
        <table:table-row table:style-name="Table8.1">
          <table:table-cell table:style-name="Table8.A2" office:value-type="string">
            <text:p text:style-name="P19"><text:span text:style-name="T3">Skills:</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row>
        <table:table-row table:style-name="Table8.1">
          <table:table-cell table:style-name="Table8.A2" office:value-type="string">
            <text:p text:style-name="P19"><text:span text:style-name="T3">Feats:</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row>
        <table:table-row table:style-name="Table8.1">
          <table:table-cell table:style-name="Table8.A2" office:value-type="string">
            <text:p text:style-name="P19"><text:span text:style-name="T3">Environment:</text:span></text:p>
          </table:table-cell>
          <table:table-cell table:style-name="Table8.A2" office:value-type="string">
            <text:p text:style-name="P19"><text:span text:style-name="T3">Any</text:span></text:p>
          </table:table-cell>
          <table:table-cell table:style-name="Table8.A2" office:value-type="string">
            <text:p text:style-name="P19"><text:span text:style-name="T3">Any</text:span></text:p>
          </table:table-cell>
          <table:table-cell table:style-name="Table8.A2" office:value-type="string">
            <text:p text:style-name="P19"><text:span text:style-name="T3">Any</text:span></text:p>
          </table:table-cell>
        </table:table-row>
        <table:table-row table:style-name="Table8.1">
          <table:table-cell table:style-name="Table8.A2" office:value-type="string">
            <text:p text:style-name="P19"><text:span text:style-name="T3">Organization:</text:span></text:p>
          </table:table-cell>
          <table:table-cell table:style-name="Table8.A2" office:value-type="string">
            <text:p text:style-name="P19"><text:span text:style-name="T3">Solitary</text:span></text:p>
          </table:table-cell>
          <table:table-cell table:style-name="Table8.A2" office:value-type="string">
            <text:p text:style-name="P19"><text:span text:style-name="T3">Solitary</text:span></text:p>
          </table:table-cell>
          <table:table-cell table:style-name="Table8.A2" office:value-type="string">
            <text:p text:style-name="P19"><text:span text:style-name="T3">Solitary</text:span></text:p>
          </table:table-cell>
        </table:table-row>
        <table:table-row table:style-name="Table8.1">
          <table:table-cell table:style-name="Table8.A2" office:value-type="string">
            <text:p text:style-name="P19"><text:span text:style-name="T3">Challenge Rating:</text:span></text:p>
          </table:table-cell>
          <table:table-cell table:style-name="Table8.A2" office:value-type="string">
            <text:p text:style-name="P19"><text:span text:style-name="T3">3</text:span></text:p>
          </table:table-cell>
          <table:table-cell table:style-name="Table8.A2" office:value-type="string">
            <text:p text:style-name="P19"><text:span text:style-name="T3">5</text:span></text:p>
          </table:table-cell>
          <table:table-cell table:style-name="Table8.A2" office:value-type="string">
            <text:p text:style-name="P19"><text:span text:style-name="T3">7</text:span></text:p>
          </table:table-cell>
        </table:table-row>
        <table:table-row table:style-name="Table8.1">
          <table:table-cell table:style-name="Table8.A2" office:value-type="string">
            <text:p text:style-name="P19"><text:span text:style-name="T3">Treasure:</text:span></text:p>
          </table:table-cell>
          <table:table-cell table:style-name="Table8.A2" office:value-type="string">
            <text:p text:style-name="P19"><text:span text:style-name="T3">None</text:span></text:p>
          </table:table-cell>
          <table:table-cell table:style-name="Table8.A2" office:value-type="string">
            <text:p text:style-name="P19"><text:span text:style-name="T3">None</text:span></text:p>
          </table:table-cell>
          <table:table-cell table:style-name="Table8.A2" office:value-type="string">
            <text:p text:style-name="P19"><text:span text:style-name="T3">None</text:span></text:p>
          </table:table-cell>
        </table:table-row>
        <table:table-row table:style-name="Table8.1">
          <table:table-cell table:style-name="Table8.A2" office:value-type="string">
            <text:p text:style-name="P19"><text:span text:style-name="T3">Alignment:</text:span></text:p>
          </table:table-cell>
          <table:table-cell table:style-name="Table8.A2" office:value-type="string">
            <text:p text:style-name="P19"><text:span text:style-name="T3">Always neutral</text:span></text:p>
          </table:table-cell>
          <table:table-cell table:style-name="Table8.A2" office:value-type="string">
            <text:p text:style-name="P19"><text:span text:style-name="T3">Always neutral</text:span></text:p>
          </table:table-cell>
          <table:table-cell table:style-name="Table8.A2" office:value-type="string">
            <text:p text:style-name="P19"><text:span text:style-name="T3">Always neutral</text:span></text:p>
          </table:table-cell>
        </table:table-row>
        <table:table-row table:style-name="Table8.1">
          <table:table-cell table:style-name="Table8.A2" office:value-type="string">
            <text:p text:style-name="P19"><text:span text:style-name="T3">Advancement:</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cell table:style-name="Table8.A2" office:value-type="string">
            <text:p text:style-name="P19"><text:span text:style-name="T3">—</text:span></text:p>
          </table:table-cell>
        </table:table-row>
        <table:table-row table:style-name="Table8.1">
          <table:table-cell table:style-name="Table8.A23" office:value-type="string">
            <text:p text:style-name="P18"><text:span text:style-name="T3">Level Adjustment:</text:span></text:p>
          </table:table-cell>
          <table:table-cell table:style-name="Table8.A23" office:value-type="string">
            <text:p text:style-name="P18"><text:span text:style-name="T3">—</text:span></text:p>
          </table:table-cell>
          <table:table-cell table:style-name="Table8.A23" office:value-type="string">
            <text:p text:style-name="P18"><text:span text:style-name="T3">—</text:span></text:p>
          </table:table-cell>
          <table:table-cell table:style-name="Table8.A23" office:value-type="string">
            <text:p text:style-name="P18"><text:span text:style-name="T3">—</text:span></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18"><text:span text:style-name="T4"><text:s/></text:span></text:p>
          </table:table-cell>
          <table:table-cell table:style-name="Table9.A1" office:value-type="string">
            <text:p text:style-name="P18"><text:span text:style-name="T4">Animated Object, Colossal</text:span></text:p>
          </table:table-cell>
        </table:table-row>
        <table:table-row table:style-name="Table9.1">
          <table:table-cell table:style-name="Table9.A2" office:value-type="string">
            <text:p text:style-name="P18"><text:span text:style-name="T4"><text:s/></text:span></text:p>
          </table:table-cell>
          <table:table-cell table:style-name="Table9.A2" office:value-type="string">
            <text:p text:style-name="P18"><text:span text:style-name="T3">Colossal Construct</text:span></text:p>
          </table:table-cell>
        </table:table-row>
        <table:table-row table:style-name="Table9.1">
          <table:table-cell table:style-name="Table9.A2" office:value-type="string">
            <text:p text:style-name="P19"><text:span text:style-name="T4">Hit Dice:</text:span></text:p>
          </table:table-cell>
          <table:table-cell table:style-name="Table9.A2" office:value-type="string">
            <text:p text:style-name="P19"><text:span text:style-name="T3">32d10+80 (256 hp)</text:span></text:p>
          </table:table-cell>
        </table:table-row>
        <table:table-row table:style-name="Table9.1">
          <table:table-cell table:style-name="Table9.A2" office:value-type="string">
            <text:p text:style-name="P19"><text:span text:style-name="T4">Initiative:</text:span></text:p>
          </table:table-cell>
          <table:table-cell table:style-name="Table9.A2" office:value-type="string">
            <text:p text:style-name="P19"><text:span text:style-name="T3">–3</text:span></text:p>
          </table:table-cell>
        </table:table-row>
        <table:table-row table:style-name="Table9.1">
          <table:table-cell table:style-name="Table9.A2" office:value-type="string">
            <text:p text:style-name="P19"><text:span text:style-name="T4">Speed:</text:span></text:p>
          </table:table-cell>
          <table:table-cell table:style-name="Table9.A2" office:value-type="string">
            <text:p text:style-name="P19"><text:span text:style-name="T3">10 ft. (2 squares); 20 ft. legs, 30 ft. multiple legs, 50 ft. wheels</text:span></text:p>
          </table:table-cell>
        </table:table-row>
        <table:table-row table:style-name="Table9.1">
          <table:table-cell table:style-name="Table9.A2" office:value-type="string">
            <text:p text:style-name="P19"><text:span text:style-name="T4">Armor Class:</text:span></text:p>
          </table:table-cell>
          <table:table-cell table:style-name="Table9.A2" office:value-type="string">
            <text:p text:style-name="P19"><text:span text:style-name="T3">11 (–8 size, –3 Dex, +12 natural), touch –1, flat-footed 11</text:span></text:p>
          </table:table-cell>
        </table:table-row>
        <table:table-row table:style-name="Table9.1">
          <table:table-cell table:style-name="Table9.A2" office:value-type="string">
            <text:p text:style-name="P19"><text:span text:style-name="T4">Base Attack/Grapple:</text:span></text:p>
          </table:table-cell>
          <table:table-cell table:style-name="Table9.A2" office:value-type="string">
            <text:p text:style-name="P19"><text:span text:style-name="T3">+24/+49</text:span></text:p>
          </table:table-cell>
        </table:table-row>
        <table:table-row table:style-name="Table9.1">
          <table:table-cell table:style-name="Table9.A2" office:value-type="string">
            <text:p text:style-name="P19"><text:span text:style-name="T4">Attack:</text:span></text:p>
          </table:table-cell>
          <table:table-cell table:style-name="Table9.A2" office:value-type="string">
            <text:p text:style-name="P19"><text:span text:style-name="T3">Slam +25 melee (4d6+13)</text:span></text:p>
          </table:table-cell>
        </table:table-row>
        <table:table-row table:style-name="Table9.1">
          <table:table-cell table:style-name="Table9.A2" office:value-type="string">
            <text:p text:style-name="P19"><text:span text:style-name="T4">Full Attack:</text:span></text:p>
          </table:table-cell>
          <table:table-cell table:style-name="Table9.A2" office:value-type="string">
            <text:p text:style-name="P19"><text:span text:style-name="T3">Slam +25 melee (4d6+13)</text:span></text:p>
          </table:table-cell>
        </table:table-row>
        <table:table-row table:style-name="Table9.1">
          <table:table-cell table:style-name="Table9.A2" office:value-type="string">
            <text:p text:style-name="P19"><text:span text:style-name="T4">Space/Reach:</text:span></text:p>
          </table:table-cell>
          <table:table-cell table:style-name="Table9.A2" office:value-type="string">
            <text:p text:style-name="P19"><text:span text:style-name="T3">30 ft./20 ft. (long) 30 ft./30 ft. (tall)</text:span></text:p>
          </table:table-cell>
        </table:table-row>
        <table:table-row table:style-name="Table9.1">
          <table:table-cell table:style-name="Table9.A2" office:value-type="string">
            <text:p text:style-name="P19"><text:span text:style-name="T4">Special Attacks:</text:span></text:p>
          </table:table-cell>
          <table:table-cell table:style-name="Table9.A2" office:value-type="string">
            <text:p text:style-name="P19"><text:span text:style-name="T3">See text</text:span></text:p>
          </table:table-cell>
        </table:table-row>
        <table:table-row table:style-name="Table9.1">
          <table:table-cell table:style-name="Table9.A2" office:value-type="string">
            <text:p text:style-name="P19"><text:span text:style-name="T4">Special Qualities:</text:span></text:p>
          </table:table-cell>
          <table:table-cell table:style-name="Table9.A2" office:value-type="string">
            <text:p text:style-name="P19"><text:span text:style-name="T3">Construct traits, darkvision 60 ft., low-light vision; also see text</text:span></text:p>
          </table:table-cell>
        </table:table-row>
        <table:table-row table:style-name="Table9.1">
          <table:table-cell table:style-name="Table9.A2" office:value-type="string">
            <text:p text:style-name="P19"><text:span text:style-name="T4">Saves:</text:span></text:p>
          </table:table-cell>
          <table:table-cell table:style-name="Table9.A2" office:value-type="string">
            <text:p text:style-name="P19"><text:span text:style-name="T3">Fort +10, Ref +7, Will +5</text:span></text:p>
          </table:table-cell>
        </table:table-row>
        <table:table-row table:style-name="Table9.1">
          <table:table-cell table:style-name="Table9.A2" office:value-type="string">
            <text:p text:style-name="P19"><text:span text:style-name="T4">Abilities:</text:span></text:p>
          </table:table-cell>
          <table:table-cell table:style-name="Table9.A2" office:value-type="string">
            <text:p text:style-name="P19"><text:span text:style-name="T3">Str 28, Dex 4, Con —, Int —, Wis 1, Cha 1</text:span></text:p>
          </table:table-cell>
        </table:table-row>
        <table:table-row table:style-name="Table9.1">
          <table:table-cell table:style-name="Table9.A2" office:value-type="string">
            <text:p text:style-name="P19"><text:span text:style-name="T4">Skills:</text:span></text:p>
          </table:table-cell>
          <table:table-cell table:style-name="Table9.A2" office:value-type="string">
            <text:p text:style-name="P19"><text:span text:style-name="T3">—</text:span></text:p>
          </table:table-cell>
        </table:table-row>
        <table:table-row table:style-name="Table9.1">
          <table:table-cell table:style-name="Table9.A2" office:value-type="string">
            <text:p text:style-name="P19"><text:span text:style-name="T4">Feats:</text:span></text:p>
          </table:table-cell>
          <table:table-cell table:style-name="Table9.A2" office:value-type="string">
            <text:p text:style-name="P19"><text:span text:style-name="T3">—</text:span></text:p>
          </table:table-cell>
        </table:table-row>
        <table:table-row table:style-name="Table9.1">
          <table:table-cell table:style-name="Table9.A2" office:value-type="string">
            <text:p text:style-name="P19"><text:span text:style-name="T4">Environment:</text:span></text:p>
          </table:table-cell>
          <table:table-cell table:style-name="Table9.A2" office:value-type="string">
            <text:p text:style-name="P19"><text:span text:style-name="T3">Any</text:span></text:p>
          </table:table-cell>
        </table:table-row>
        <table:table-row table:style-name="Table9.1">
          <table:table-cell table:style-name="Table9.A2" office:value-type="string">
            <text:p text:style-name="P19"><text:span text:style-name="T4">Organization:</text:span></text:p>
          </table:table-cell>
          <table:table-cell table:style-name="Table9.A2" office:value-type="string">
            <text:p text:style-name="P19"><text:span text:style-name="T3">Solitary</text:span></text:p>
          </table:table-cell>
        </table:table-row>
        <table:table-row table:style-name="Table9.1">
          <table:table-cell table:style-name="Table9.A2" office:value-type="string">
            <text:p text:style-name="P19"><text:span text:style-name="T4">Challenge Rating:</text:span></text:p>
          </table:table-cell>
          <table:table-cell table:style-name="Table9.A2" office:value-type="string">
            <text:p text:style-name="P19"><text:span text:style-name="T3">10</text:span></text:p>
          </table:table-cell>
        </table:table-row>
        <table:table-row table:style-name="Table9.1">
          <table:table-cell table:style-name="Table9.A2" office:value-type="string">
            <text:p text:style-name="P19"><text:span text:style-name="T4">Treasure:</text:span></text:p>
          </table:table-cell>
          <table:table-cell table:style-name="Table9.A2" office:value-type="string">
            <text:p text:style-name="P19"><text:span text:style-name="T3">None</text:span></text:p>
          </table:table-cell>
        </table:table-row>
        <table:table-row table:style-name="Table9.1">
          <table:table-cell table:style-name="Table9.A2" office:value-type="string">
            <text:p text:style-name="P19"><text:span text:style-name="T4">Alignment:</text:span></text:p>
          </table:table-cell>
          <table:table-cell table:style-name="Table9.A2" office:value-type="string">
            <text:p text:style-name="P19"><text:span text:style-name="T3">Always neutral</text:span></text:p>
          </table:table-cell>
        </table:table-row>
        <text:soft-page-break/>
        <table:table-row table:style-name="Table9.1">
          <table:table-cell table:style-name="Table9.A2" office:value-type="string">
            <text:p text:style-name="P19"><text:span text:style-name="T4">Advancement:</text:span></text:p>
          </table:table-cell>
          <table:table-cell table:style-name="Table9.A2" office:value-type="string">
            <text:p text:style-name="P19"><text:span text:style-name="T3">—</text:span></text:p>
          </table:table-cell>
        </table:table-row>
        <table:table-row table:style-name="Table9.1">
          <table:table-cell table:style-name="Table9.A23" office:value-type="string">
            <text:p text:style-name="P18"><text:span text:style-name="T4">Level Adjustment:</text:span></text:p>
          </table:table-cell>
          <table:table-cell table:style-name="Table9.A23" office:value-type="string">
            <text:p text:style-name="P18"><text:span text:style-name="T3">—</text:span></text:p>
          </table:table-cell>
        </table:table-row>
      </table:table>
      <text:p text:style-name="P19"><text:span text:style-name="T3">Animated objects come in all sizes, shapes, and colors. They owe their existence as creatures to spells such as </text:span><text:span text:style-name="T5">animate objects </text:span><text:span text:style-name="T3">or similar supernatural abilities.</text:span></text:p>
      <text:p text:style-name="P17"><text:span text:style-name="T1">COMBAT</text:span></text:p>
      <text:p text:style-name="P17"><text:span text:style-name="T3">Animated objects fight only as directed by the animator. They follow orders without question and to the best of their abilities. Since they do not need to breathe and never tire, they can be extremely capable minions. </text:span></text:p>
      <text:p text:style-name="P17"><text:span text:style-name="T3">An animated object can have one or more of the following special abilities, depending on its form.</text:span></text:p>
      <text:p text:style-name="P17"><text:span text:style-name="T4">Blind (Ex):</text:span><text:span text:style-name="T3"> A sheetlike animated object such as a carpet or tapestry can grapple an opponent up to three sizes larger than itself. The object makes a normal grapple check. If it wins, it wraps itself around the opponent’s head, causing that creature to be blinded until removed.</text:span></text:p>
      <text:p text:style-name="P17"><text:span text:style-name="T4">Constrict (Ex): </text:span><text:span text:style-name="T3">A flexible animated object such as a rope, vine, or rug deals damage equal to its slam damage value plus 1- 1/2 times its Strength bonus with a successful grapple check against a creature up to one size larger than itself.</text:span></text:p>
      <text:p text:style-name="P17"><text:span text:style-name="T3">An object of at least Large size can make constriction attacks against multiple creatures at once, if they all are at least two sizes smaller than the object and can fit under it.</text:span></text:p>
      <text:p text:style-name="P17"><text:span text:style-name="T4">Hardness (Ex): </text:span><text:span text:style-name="T3">An animated object has the same hardness it had before it was animated.</text:span></text:p>
      <text:p text:style-name="P17"><text:span text:style-name="T4">Improved Speed (Ex):</text:span><text:span text:style-name="T3"> The base land speed given in the statistics block assume that an animated object lurches, rocks, or slithers along.</text:span></text:p>
      <text:p text:style-name="P17"><text:span text:style-name="T3">Objects with two legs (statues, ladders) or a similar shape that allows faster movement have a +10 foot bonus to speed. Objects with multiple legs (tables, chairs) have a +20 foot bonus to speed. Wheeled objects have a +40 foot bonus to speed.</text:span></text:p>
      <text:p text:style-name="P17"><text:span text:style-name="T3">Objects might have additional modes of movement. A wooden object can float and has a swim speed equal to half its land speed. A rope or similar sinuous object has a climb speed equal to half its land speed. A sheetlike object can fly (clumsy maneuverability) at half its normal speed.</text:span></text:p>
      <text:p text:style-name="P17"><text:span text:style-name="T4">Trample (Ex): </text:span><text:span text:style-name="T3">An animated object of at least Large size and with a hardness of at least 10 can trample creatures two or more sizes smaller than itself, dealing damage equal to the object’s slam damage + 1-1/2 times its Strength bonus. Opponents who do not make attacks of opportunity against the object can attempt Reflex saves (DC 10 + 1/2 object’s HD + object’s Str modifier) to halve the damage.</text:span></text:p>
      <text:p text:style-name="P17"><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2"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9.5pt" style:font-size-asian="9.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orphans="2" fo:widows="2" fo:keep-with-next="always"/>
      <style:text-properties fo:font-size="10.5pt" fo:font-weight="bold" style:font-size-asian="10.5pt" style:font-weight-asian="bold"/>
    </style:style>
    <style:style style:name="Heading_20_2" style:display-name="Heading 2" style:family="paragraph" style:parent-style-name="Standard" style:next-style-name="Standard"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class="text">
      <style:paragraph-properties fo:orphans="2" fo:widows="2" fo:keep-with-next="always"/>
      <style:text-properties fo:font-size="8.5pt" fo:font-style="italic" style:font-size-asian="8.5pt" style:font-style-asian="italic"/>
    </style:style>
    <style:style style:name="Heading_20_4" style:display-name="Heading 4" style:family="paragraph" style:parent-style-name="Standard" style:next-style-name="Standard" style:class="text">
      <style:paragraph-properties fo:orphans="2" fo:widows="2" fo:keep-with-next="always"/>
      <style:text-properties fo:font-size="9.5pt" fo:font-weight="bold" style:font-size-asian="9.5pt" style:font-weight-asian="bold"/>
    </style:style>
    <style:style style:name="Heading_20_5" style:display-name="Heading 5" style:family="paragraph" style:parent-style-name="Standard" style:next-style-name="Standard" style:class="text">
      <style:paragraph-properties fo:orphans="2" fo:widows="2" fo:keep-with-next="always"/>
      <style:text-properties fo:font-size="9pt" fo:font-weight="bold" style:font-size-asian="9pt" style:font-weight-asian="bold"/>
    </style:style>
    <style:style style:name="Heading_20_6" style:display-name="Heading 6" style:family="paragraph" style:parent-style-name="Standard" style:next-style-name="Standard" style:class="text">
      <style:paragraph-properties fo:orphans="2" fo:widows="2" fo:keep-with-next="always"/>
      <style:text-properties fo:font-size="8pt" fo:font-weight="bold" style:font-size-asian="8pt" style:font-weight-asian="bold"/>
    </style:style>
    <style:style style:name="Heading_20_7" style:display-name="Heading 7" style:family="paragraph" style:parent-style-name="Standard" style:next-style-name="Standard" style:class="text">
      <style:paragraph-properties fo:keep-with-next="always"/>
      <style:text-properties fo:font-size="10.5pt" fo:font-weight="bold" style:font-size-asian="10.5pt" style:font-weight-asian="bold"/>
    </style:style>
    <style:style style:name="Heading_20_8" style:display-name="Heading 8" style:family="paragraph" style:parent-style-name="Standard" style:next-style-name="Standard" style:class="text">
      <style:paragraph-properties fo:keep-with-next="always"/>
      <style:text-properties fo:font-size="10pt" fo:font-weight="bold" style:font-size-asian="10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font-size="8pt" fo:font-weight="bold" style:font-size-asian="8pt" style:font-weight-asian="bold"/>
    </style:style>
    <style:style style:name="Normal_20__28_Web_29_" style:display-name="Normal (Web)" style:family="paragraph" style:parent-style-name="Standard">
      <style:paragraph-properties fo:margin-top="0.0693in" fo:margin-bottom="0.0693in" style:contextual-spacing="false" fo:orphans="2" fo:widows="2"/>
      <style:text-properties style:font-name="Arial Unicode MS" fo:font-family="'Arial Unicode MS'" style:font-family-generic="roman" style:font-pitch="variable" style:font-name-asian="Arial Unicode MS2" style:font-family-asian="'Arial Unicode MS'" style:font-family-generic-asian="system" style:font-pitch-asian="variable"/>
    </style:style>
    <style:style style:name="HTML_20_Top_20_of_20_Form" style:display-name="HTML Top of Form" style:family="paragraph" style:parent-style-name="Standard" style:next-style-name="Standard">
      <style:paragraph-properties fo:text-align="center" style:justify-single-word="false" fo:orphans="2" fo:widows="2"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HTML_20_Bottom_20_of_20_Form" style:display-name="HTML Bottom of Form" style:family="paragraph" style:parent-style-name="Standard" style:next-style-name="Standard">
      <style:paragraph-properties fo:text-align="center" style:justify-single-word="false" fo:orphans="2" fo:widows="2"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Body_20_Text_20_2" style:display-name="Body Text 2" style:family="paragraph" style:parent-style-name="Standard">
      <style:text-properties fo:font-size="9.5pt" style:font-size-asian="9.5pt"/>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READING THE ENTRIES</dc:title>
    <meta:initial-creator>AKSmith</meta:initial-creator>
    <meta:creation-date>2003-07-01T10:51:00</meta:creation-date>
    <dc:date>2022-09-03T16:17:28.167730175</dc:date>
    <meta:editing-cycles>13</meta:editing-cycles>
    <meta:editing-duration>PT14M2S</meta:editing-duration>
    <meta:document-statistic meta:table-count="3" meta:image-count="0" meta:object-count="0" meta:page-count="5" meta:paragraph-count="312" meta:word-count="3096" meta:character-count="18186" meta:non-whitespace-character-count="15364"/>
    <meta:generator>LibreOffice/7.3.4.2$MacOSX_X86_64 LibreOffice_project/728fec16bd5f605073805c3c9e7c4212a0120dc5</meta:generator>
    <meta:user-defined meta:name="Company">Wizards of the Coast</meta:user-defined>
    <meta:user-defined meta:name="Operator">asmith</meta:user-defined>
  </office:meta>
</office:document-meta>
</file>